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Verdana" svg:font-family="Verdan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24.0pt" fo:color="#c632fd"/>
    </style:style>
    <style:style style:name="P2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24.0pt"/>
    </style:style>
    <style:style style:name="P3" style:family="paragraph" style:parent-style-name="Standard">
      <style:text-properties style:font-name="Verdana" fo:font-size="18.0pt" fo:color="#222222"/>
    </style:style>
    <style:style style:name="P4" style:family="paragraph" style:parent-style-name="Standard">
      <style:text-properties style:font-name="Verdana" fo:font-size="18.0pt" fo:color="#a40800"/>
    </style:style>
    <style:style style:name="P5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Verdana" fo:font-size="18.0pt" fo:color="#222222"/>
    </style:style>
    <style:style style:name="P6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Verdana" fo:font-size="18.0pt" fo:color="#a40800"/>
    </style:style>
    <style:style style:name="P7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Helvetica" fo:font-size="24.0pt" fo:color="#d90b00"/>
    </style:style>
    <style:style style:name="P8" style:family="paragraph" style:parent-style-name="Standard">
      <style:paragraph-properties>
        <style:tab-stops>
          <style:tab-stop style:position="0.3931in"/>
        </style:tab-stops>
      </style:paragraph-properties>
      <style:text-properties style:font-name="Verdana" fo:font-size="18.0pt" fo:color="#222222"/>
    </style:style>
    <style:style style:name="P9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Verdana" fo:font-size="18.0pt" fo:color="#ff2712"/>
    </style:style>
    <style:style style:name="P10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Verdana" fo:font-size="18.0pt" fo:color="#222222"/>
    </style:style>
    <style:style style:name="P1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Verdana" fo:font-size="18.0pt" fo:color="#86133e"/>
    </style:style>
    <style:style style:name="P12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Helvetica" fo:font-size="24.0pt"/>
    </style:style>
    <style:style style:name="P13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Verdana" fo:font-size="18.0pt" fo:color="#ff2712"/>
    </style:style>
    <style:style style:name="P1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Verdana" fo:font-size="18.0pt" fo:color="#ff5308"/>
    </style:style>
    <style:style style:name="P15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Verdana" fo:font-size="18.0pt"/>
    </style:style>
    <style:style style:name="P16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24.0pt" fo:color="#ff2712"/>
    </style:style>
    <style:style style:name="P17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Verdana" fo:font-size="18.0pt" fo:color="#222222"/>
    </style:style>
    <style:style style:name="T1" style:family="text">
      <style:text-properties fo:color="#000000"/>
    </style:style>
    <style:style style:name="T2" style:family="text">
      <style:text-properties fo:color="#005a7c"/>
    </style:style>
    <style:style style:name="T3" style:family="text">
      <style:text-properties fo:color="#00bafb"/>
    </style:style>
    <style:style style:name="T4" style:family="text">
      <style:text-properties fo:letter-spacing="0.0000in"/>
    </style:style>
    <style:style style:name="T5" style:family="text">
      <style:text-properties fo:letter-spacing="0.0000in" fo:color="#0079a5"/>
    </style:style>
    <style:style style:name="T6" style:family="text">
      <style:text-properties fo:letter-spacing="0.0000in" fo:color="#222222"/>
    </style:style>
    <style:style style:name="T7" style:family="text">
      <style:text-properties fo:letter-spacing="0.0000in" fo:color="#0091ce"/>
    </style:style>
    <style:style style:name="T8" style:family="text">
      <style:text-properties style:font-name="Verdana" fo:font-size="18.0pt" fo:font-size-asian="18.0pt" fo:font-size-complex="18.0pt" fo:letter-spacing="0.0000in" fo:color="#a40800"/>
    </style:style>
    <style:style style:name="T9" style:family="text">
      <style:text-properties style:font-name="Verdana" fo:font-size="18.0pt" fo:font-size-asian="18.0pt" fo:font-size-complex="18.0pt" fo:letter-spacing="0.0000in" fo:color="#222222"/>
    </style:style>
    <style:style style:name="T10" style:family="text">
      <style:text-properties fo:color="#a40800"/>
    </style:style>
    <style:style style:name="T11" style:family="text">
      <style:text-properties style:font-name="Helvetica" fo:font-size="24.0pt" fo:font-size-asian="24.0pt" fo:font-size-complex="24.0pt" fo:color="#000000"/>
    </style:style>
    <style:style style:name="T12" style:family="text">
      <style:text-properties fo:letter-spacing="0.0000in" fo:color="#000000"/>
    </style:style>
    <style:style style:name="T13" style:family="text">
      <style:text-properties fo:letter-spacing="0.0000in" fo:color="#00bafb"/>
    </style:style>
    <style:style style:name="T14" style:family="text">
      <style:text-properties fo:color="#9b2c01"/>
    </style:style>
    <style:style style:name="T15" style:family="text">
      <style:text-properties style:font-name="Verdana" fo:font-size="18.0pt" fo:font-size-asian="18.0pt" fo:font-size-complex="18.0pt" fo:letter-spacing="0.0000in" fo:color="#6e0500"/>
    </style:style>
    <style:style style:name="T16" style:family="text">
      <style:text-properties style:font-name="Verdana" fo:font-size="18.0pt" fo:font-size-asian="18.0pt" fo:font-size-complex="18.0pt" fo:letter-spacing="0.0000in" fo:color="#ff2712"/>
    </style:style>
    <style:style style:name="T17" style:family="text">
      <style:text-properties fo:color="#a8184b"/>
    </style:style>
    <style:style style:name="T18" style:family="text">
      <style:text-properties fo:color="#ce3b00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ZAKLADKA <text:s/></text:span>muzyka do spektakli teatralnych lub spektakle teatralne ?</text:p>
      <text:p text:style-name="P2"/>
      <text:p text:style-name="P2">tutaj wyobrazam sobie ,ze klikasz w nazwe spektaklu <text:span text:style-name="T2">(kolor niebieski :-)))))</text:span><text:s/>, w kazdym jest krotki opis (tworcy, data premiery, gdzie- kolor czarny :-))))))) kilka zdjec( masz w pliku, oczywiscie z autorem zdjecia,) i jak jest trailer video lub odpalajaca sie mp3 (w kilku sytuacjach jak nie znalazlem trailerow itd)</text:p>
      <text:p text:style-name="P2">np . <text:span text:style-name="T3">NIE PIEPRZ PIETRZE</text:span><text:s/>(klikasz i otwiera sie reszta <text:s/>info czyli spektakl dla dzieci wg tworczosci Jana Brzechwy, Teatr Modrzejewskiej w Legnicy, 2004r.</text:p>
      <text:p text:style-name="P2"/>
      <text:p text:style-name="P2">dzis , przed wyslaniem calosci wpadlem na inny pomysl,ze moze zrezygnowac z tych trailerow , tylko wszedzie dac muze i zrobic slajdy zdjec, z muza pod spodem i taka demo kazdego spektaklu ? co sadzisz ? masz wieksze doswiadczenie ? czy zostawiamy pomysl z trailerami ? bo tez nie chce smietnika, tzn za duzo wszystkiego otwieranie spektakli, otwieranie trailera, otwieranie zdjec…zdaje sie na Ciebie</text:p>
      <text:p text:style-name="P2">mam muze do kazdego spektaklu wiec to nie problem moge podosylac</text:p>
      <text:p text:style-name="P2"/>
      <text:p text:style-name="P2"/>
      <text:p text:style-name="P2"/>
      <text:p text:style-name="P3"><text:span text:style-name="T4">1 .</text:span><text:span text:style-name="T5">„Nie pieprz Pietrze”</text:span><text:span text:style-name="T4">,  spektakl  dla dzieci wg twórczości Jana Brzechwy, Teatr Modrzejewskiej w Legnicy, 2004 r.</text:span></text:p>
      <text:p text:style-name="P4"><text:span text:style-name="T4">(tutaj nie ma trailera , sa zdjecia <text:s/>i <text:s/>mp3)</text:span></text:p>
      <text:p text:style-name="P3"/>
      <text:p text:style-name="P5">2. <text:span text:style-name="T5">„Deszcze”</text:span><text:span text:style-name="T4"><text:s/>Krzysztof Bizio i Tomasz Man, reż. Anna Wieczur-Bluszcz, Teatr Modrzejewskiej w Legnicy, 2005 r.</text:span></text:p>
      <text:p text:style-name="P6"><text:s/>(<text:span text:style-name="T4">nie ma trailera tylko zdjecia i mp3 )</text:span><text:span text:style-name="T6"><text:line-break/></text:span></text:p>
      <text:p text:style-name="P5">3. <text:span text:style-name="T7">„Mizantrop”</text:span><text:span text:style-name="T4"><text:s/>Molier, reż Anna Wieczur-Bluszcz, Teatr Modrzejewskiej w Legnicy, 2006 r.</text:span></text:p>
      <text:p text:style-name="P7"><text:span text:style-name="T8">trailer </text:span><text:span text:style-name="T9"><text:s text:c="4"/></text:span><text:a xlink:type="simple" xlink:href="https://www.youtube.com/watch?v=jFsWwvppP7w">https://www.youtube.com/watch?v=jFsWwvppP7w</text:a></text:p>
      <text:p text:style-name="P7"/>
      <text:p text:style-name="P8">4. <text:span text:style-name="T7">„Skumbrie w tomacie”</text:span><text:span text:style-name="T4"><text:s/>wg K.I. Gałczyńskiego, kabaret, reż. Jacek Głomb, Teatr Modrzejewskiej w Legnicy, 2006 r.<text:line-break/></text:span><text:span text:style-name="T10">(nie ma trailera sa zdjecia tylko i muzyke dolaczam mp3 )</text:span></text:p>
      <text:p text:style-name="P7"/>
      <text:p text:style-name="P5"><text:span text:style-name="T11">5. <text:s/></text:span><text:span text:style-name="T4"><text:s/></text:span><text:span text:style-name="T5">„Trzeba mieć ciało”</text:span><text:span text:style-name="T4">, Recital Ewy Galusińskiej <text:s/>, Teatr Modrzejewskiej w Legnicy, 2007 r.</text:span></text:p>
      <text:p text:style-name="P9"><text:span text:style-name="T4">(trailer zdjecia )</text:span></text:p>
      <text:p text:style-name="P2"><text:a xlink:type="simple" xlink:href="https://www.youtube.com/watch?v=YcMQTM1Lf6Y">https://www.youtube.com/watch?v=YcMQTM1Lf6Y</text:a></text:p>
      <text:p text:style-name="P2"/>
      <text:p text:style-name="P10"><text:span text:style-name="T11">6. </text:span><text:span text:style-name="T7">„Śpiewać każdy może”</text:span><text:span text:style-name="T4">, kabaret z piosenkami Jonasza Kofty, Teatr Modrzejewskiej w Legnicy, 2010 r. </text:span></text:p>
      <text:p text:style-name="P11"><text:span text:style-name="T6">(</text:span><text:span text:style-name="T4">trailer i zdjecia </text:span></text:p>
      <text:p text:style-name="P2"><text:a xlink:type="simple" xlink:href="https://www.youtube.com/watch?v=qjj-36AJSqQ">https://www.youtube.com/watch?v=qjj-36AJSqQ</text:a><text:span text:style-name="T9"><text:line-break/></text:span></text:p>
      <text:p text:style-name="P10"/>
      <text:p text:style-name="P5"><text:span text:style-name="T12">7.</text:span><text:span text:style-name="T13">. „Iwanow”</text:span><text:span text:style-name="T4"><text:s/>Antoni Czechow,  reż.  Linas M. Zaikauskas, Teatr Modrzejewskiej w Legnicy, 2012 r. <text:line-break/></text:span>(<text:span text:style-name="T14">trailer <text:s text:c="2"/>i zdjecia - </text:span><text:a xlink:type="simple" xlink:href="https://www.youtube.com/watch?v=qzoKqYa-KMY"><text:span text:style-name="T11">https://www.youtube.com/watch?v=qzoKqYa-KMY</text:span></text:a><text:span text:style-name="T11"><text:s text:c="2"/></text:span></text:p>
      <text:p text:style-name="P5"/>
      <text:p text:style-name="P5">8.<text:span text:style-name="T7">„Komedia Obozowa”</text:span><text:span text:style-name="T4"><text:s/>Roy Kift, reż. Łukasz Czuj, Teatr Modrzejewskiej w Legnicy, 2012 r. </text:span></text:p>
      <text:p text:style-name="P12"><text:span text:style-name="T15">(trailer i zdjecia i wywiad <text:s/>- </text:span><text:a xlink:type="simple" xlink:href="https://www.youtube.com/watch?v=e9UYd9mZC58">https://www.youtube.com/watch?v=e9UYd9mZC58</text:a></text:p>
      <text:p text:style-name="P12"><text:span text:style-name="T10">wywiad z komedii <text:s/></text:span><text:a xlink:type="simple" xlink:href="https://www.youtube.com/watch?v=L_8WYld9OMc">https://www.youtube.com/watch?v=L_8WYld9OMc</text:a><text:span text:style-name="T9"><text:line-break/></text:span></text:p>
      <text:p text:style-name="P5"><text:span text:style-name="T4">9.„</text:span><text:span text:style-name="T7">Wesołe Miasteczko”</text:span><text:span text:style-name="T4"><text:s/>wg Juliana Tuwima , kabaret, opieka  reż. Joanna Gonschorek, Teatr Modrzejewskiej w Legnicy, 2014 r.</text:span></text:p>
      <text:p text:style-name="P12"><text:span text:style-name="T16">(trailer i zdjecia </text:span><text:a xlink:type="simple" xlink:href="https://www.youtube.com/watch?v=69Wo4Qhe-Bk">https://www.youtube.com/watch?v=69Wo4Qhe-Bk</text:a><text:s/><text:span text:style-name="T9"><text:line-break/></text:span></text:p>
      <text:p text:style-name="P5"><text:span text:style-name="T4">10. </text:span><text:span text:style-name="T13">„Człowiek na moście”</text:span><text:span text:style-name="T4"><text:s/>Robert Urbański, reż. Jacek Głomb, Teatr Modrzejewskiej w Legnicy 2014 r.</text:span></text:p>
      <text:p text:style-name="P9"><text:span text:style-name="T4">trailer i zdjecia i wywiad </text:span></text:p>
      <text:p text:style-name="P2"><text:a xlink:type="simple" xlink:href="https://www.youtube.com/watch?v=B8ljjjnAzRY">https://www.youtube.com/watch?v=B8ljjjnAzRY</text:a></text:p>
      <text:p text:style-name="P2">wywiad</text:p>
      <text:p text:style-name="P2"><text:a xlink:type="simple" xlink:href="https://www.youtube.com/watch?v=i3uIXYizfB0">https://www.youtube.com/watch?v=i3uIXYizfB0</text:a></text:p>
      <text:p text:style-name="P2"/>
      <text:p text:style-name="P10"><text:span text:style-name="T11">11 </text:span><text:span text:style-name="T7">„Ta piosenka brzmi znajomo” </text:span><text:span text:style-name="T4">recital Zuzanny Motorniuk Teatr Modrzejewskiej w Legnicy 2015 r.</text:span></text:p>
      <text:p text:style-name="P13"><text:span text:style-name="T6"><text:line-break/></text:span>trailer i zdiecia i wywiad</text:p>
      <text:p text:style-name="P13"/>
      <text:p text:style-name="P2"><text:a xlink:type="simple" xlink:href="https://www.youtube.com/watch?v=Wj1Wlf1zZE4">https://www.youtube.com/watch?v=Wj1Wlf1zZE4</text:a></text:p>
      <text:p text:style-name="P10"/>
      <text:p text:style-name="P10">wywiad</text:p>
      <text:p text:style-name="P2"><text:a xlink:type="simple" xlink:href="https://www.youtube.com/watch?v=nQnajHYqrUM">https://www.youtube.com/watch?v=nQnajHYqrUM</text:a></text:p>
      <text:p text:style-name="P2">oraz</text:p>
      <text:p text:style-name="P2"><text:a xlink:type="simple" xlink:href="https://www.youtube.com/watch?v=QjsCnWHCGTg">https://www.youtube.com/watch?v=QjsCnWHCGTg</text:a></text:p>
      <text:p text:style-name="P10"/>
      <text:p text:style-name="P5"><text:span text:style-name="T4">12. </text:span><text:span text:style-name="T13">„Skarb wdowy Schadenfreude”</text:span><text:span text:style-name="T4"><text:s/>Robert Urbański, spektakl plenerowy, reż. Lech Raczak, Teatr Modrzejewskiej w Legnicy 2016 r.</text:span></text:p>
      <text:p text:style-name="P14"><text:span text:style-name="T4">trailer zdjecia </text:span></text:p>
      <text:p text:style-name="P14"><text:span text:style-name="T4"/></text:p>
      <text:p text:style-name="P2"><text:a xlink:type="simple" xlink:href="https://www.youtube.com/watch?v=wt28_5Tch7o">https://www.youtube.com/watch?v=wt28_5Tch7o</text:a></text:p>
      <text:p text:style-name="P2"><text:a xlink:type="simple" xlink:href="https://www.youtube.com/watch?v=44Orx83bj64">https://www.youtube.com/watch?v=44Orx83bj64</text:a></text:p>
      <text:p text:style-name="P2"/>
      <text:p text:style-name="P2"><text:a xlink:type="simple" xlink:href="https://www.youtube.com/watch?v=wteNORXFmeE">https://www.youtube.com/watch?v=wteNORXFmeE</text:a><text:span text:style-name="T9"><text:line-break/></text:span></text:p>
      <text:p text:style-name="P15"><text:span text:style-name="T6">13. </text:span><text:span text:style-name="T7">„Polowanie na snarka” </text:span><text:span text:style-name="T4">44 opowiastki E.Leara, L.Carrolla, W.S.Gilberta, A.E. Housmana, H. Belloca, </text:span><text:span text:style-name="T6">  reż. Romuald Wicza-Pokojski,  Teatr Modrzejewskiej w Legnicy 2016 r.<text:line-break/></text:span><text:span text:style-name="T17">trailer i zdjecia </text:span></text:p>
      <text:p text:style-name="P2"><text:a xlink:type="simple" xlink:href="https://www.youtube.com/watch?v=5hcGlCEi7hE">https://www.youtube.com/watch?v=5hcGlCEi7hE</text:a></text:p>
      <text:p text:style-name="P2"/>
      <text:p text:style-name="P2">14. <text:span text:style-name="T3">„Kasieńka” </text:span>Sarah Crossan , reż. Anna Wieczur-Bluszcz , Miejski Teatr miniatura w Gdańsku 2017r.</text:p>
      <text:p text:style-name="P2"/>
      <text:p text:style-name="P16">trailer i zdjecia </text:p>
      <text:p text:style-name="P2"><text:a xlink:type="simple" xlink:href="https://www.youtube.com/watch?v=PGyqkNwOfAE">https://www.youtube.com/watch?v=PGyqkNwOfAE</text:a></text:p>
      <text:p text:style-name="P2"/>
      <text:p text:style-name="P2">15. „<text:span text:style-name="T3">Turban mistrza Mansura”</text:span><text:s/>Marek Kochan , reż. Romuald Wicza-Pokojski , Miejski Teatr Miniatura w Gdańsku 2017r.</text:p>
      <text:p text:style-name="P16">traile i zdjecia </text:p>
      <text:p text:style-name="P2"><text:a xlink:type="simple" xlink:href="https://www.youtube.com/watch?v=j93fG3og3OQ">https://www.youtube.com/watch?v=j93fG3og3OQ</text:a></text:p>
      <text:p text:style-name="P10"/>
      <text:p text:style-name="P5"><text:span text:style-name="T4">16.</text:span><text:span text:style-name="T7">„Lekcja tańca w zakładzie weselno- pogrzebowym Pana Bamby”</text:span><text:span text:style-name="T4"><text:s/>reż. Lukasz Czuj Teatr Modrzejewskiej w Legnicy/Teatr Miejski w Gliwicach  2017 r.<text:line-break/></text:span><text:span text:style-name="T18">trailer i zdjecia </text:span></text:p>
      <text:p text:style-name="P2"><text:a xlink:type="simple" xlink:href="https://www.youtube.com/watch?v=v6YOQqjzqVg&amp;t=11s">https://www.youtube.com/watch?v=v6YOQqjzqVg&amp;t=11s</text:a></text:p>
      <text:p text:style-name="P2"><text:a xlink:type="simple" xlink:href="https://www.youtube.com/watch?v=ZkNzBPJq2Uw">https://www.youtube.com/watch?v=ZkNzBPJq2Uw</text:a></text:p>
      <text:p text:style-name="P5"/>
      <text:p text:style-name="P5"/>
      <text:list text:style-name="L1">
        <text:list-item>
          <text:p text:style-name="P17"><text:span text:style-name="T4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  <meta:initial-creator>Łukasz Czuj</meta:initial-creator>
  </office:meta>
</office:document-meta>
</file>